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s" svg:font-family="'Times new rom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s" fo:font-size="15pt" style:text-underline-style="none" fo:font-weight="bold" officeooo:rsid="000f808c" officeooo:paragraph-rsid="000f808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s" fo:font-size="15pt" style:text-underline-style="none" fo:font-weight="bold" officeooo:rsid="000f808c" officeooo:paragraph-rsid="000f808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s" fo:font-size="15pt" style:text-underline-style="none" fo:font-weight="normal" officeooo:rsid="000f808c" officeooo:paragraph-rsid="000f808c" style:font-size-asian="15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s" fo:font-size="15pt" style:text-underline-style="none" fo:font-weight="normal" officeooo:rsid="000f808c" officeooo:paragraph-rsid="000f808c" style:font-size-asian="15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s" fo:font-size="15pt" style:text-underline-style="none" fo:font-weight="normal" officeooo:rsid="0010ff8f" officeooo:paragraph-rsid="0010ff8f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s" fo:font-size="15pt" style:text-underline-style="none" fo:font-weight="bold" officeooo:rsid="000f808c" officeooo:paragraph-rsid="000f808c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f808c"/>
    </style:style>
    <style:style style:name="T1" style:family="text">
      <style:text-properties officeooo:rsid="001232b0"/>
    </style:style>
    <style:style style:name="T2" style:family="text">
      <style:text-properties style:font-name="Times new romans" fo:font-size="15pt" style:text-underline-style="none" fo:font-weight="normal" officeooo:rsid="000f808c" style:font-size-asian="15pt" style:font-weight-asian="normal" style:font-size-complex="15pt" style:font-weight-complex="normal"/>
    </style:style>
    <style:style style:name="T3" style:family="text">
      <style:text-properties style:font-name="Times new romans" fo:font-size="15pt" style:text-underline-style="none" fo:font-weight="normal" officeooo:rsid="00140787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fonctionnalités identifiés</text:p>
      <text:p text:style-name="P1"/>
      <text:list xml:id="list2995796504" text:style-name="L1">
        <text:list-item>
          <text:p text:style-name="P4">Requêtes d’informations</text:p>
          <text:p text:style-name="P4"/>
          <text:list>
            <text:list-item>
              <text:p text:style-name="P4">Nouveaux jeux</text:p>
            </text:list-item>
            <text:list-item>
              <text:p text:style-name="P4">Jeux en réduction</text:p>
            </text:list-item>
            <text:list-item>
              <text:p text:style-name="P4">Avis (nombres d’avis, étoiles moyennes)</text:p>
            </text:list-item>
            <text:list-item>
              <text:p text:style-name="P4">Prix (float ,2f)</text:p>
            </text:list-item>
            <text:list-item>
              <text:p text:style-name="P4">En stock ou pas (bool)</text:p>
              <text:list>
                <text:list-item>
                  <text:p text:style-name="P4">Jeu</text:p>
                  <text:list>
                    <text:list-item>
                      <text:p text:style-name="P4">Photos</text:p>
                    </text:list-item>
                    <text:list-item>
                      <text:p text:style-name="P4">nombre<text:span text:style-name="T1">Ed</text:span> de joueur</text:p>
                    </text:list-item>
                    <text:list-item>
                      <text:p text:style-name="P4">Durée d’une partie</text:p>
                    </text:list-item>
                    <text:list-item>
                      <text:p text:style-name="P7"><text:span text:style-name="T2">age </text:span><text:span text:style-name="T3">minimum</text:span></text:p>
                    </text:list-item>
                    <text:list-item>
                      <text:p text:style-name="P4">Total sous si ajout au panier</text:p>
                    </text:list-item>
                    <text:list-item>
                      <text:p text:style-name="P4">caractéristiques</text:p>
                      <text:list>
                        <text:list-item>
                          <text:p text:style-name="P4">Edition</text:p>
                          <text:list>
                            <text:list-item>
                              <text:p text:style-name="P4">Auteur(s)</text:p>
                            </text:list-item>
                            <text:list-item>
                              <text:p text:style-name="P4">Illustrateur(s)</text:p>
                            </text:list-item>
                            <text:list-item>
                              <text:p text:style-name="P4">Editeur(s)</text:p>
                            </text:list-item>
                            <text:list-item>
                              <text:p text:style-name="P4">Langue(s)</text:p>
                            </text:list-item>
                          </text:list>
                        </text:list-item>
                        <text:list-item>
                          <text:p text:style-name="P4">Difficulté</text:p>
                          <text:list>
                            <text:list-item>
                              <text:p text:style-name="P4">Complexité</text:p>
                            </text:list-item>
                            <text:list-item>
                              <text:p text:style-name="P4">Concentration</text:p>
                            </text:list-item>
                            <text:list-item>
                              <text:p text:style-name="P4">Ambi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Description</text:p>
                    </text:list-item>
                    <text:list-item>
                      <text:p text:style-name="P4">Avis des joueurs</text:p>
                    </text:list-item>
                    <text:list-item>
                      <text:p text:style-name="P4">recommandations chez le meme editeur</text:p>
                    </text:list-item>
                  </text:list>
                </text:list-item>
              </text:list>
            </text:list-item>
            <text:list-item>
              <text:p text:style-name="P4">D’autres idées (recommandations)</text:p>
            </text:list-item>
            <text:list-item>
              <text:p text:style-name="P4">Offres spéciales</text:p>
              <text:list>
                <text:list-item>
                  <text:p text:style-name="P4">Nom</text:p>
                </text:list-item>
                <text:list-item>
                  <text:p text:style-name="P4">Description</text:p>
                </text:list-item>
                <text:list-item>
                  <text:p text:style-name="P4">Valabilité</text:p>
                </text:list-item>
                <text:list-item>
                  <text:p text:style-name="P4">Photo</text:p>
                </text:list-item>
                <text:list-item>
                  <text:p text:style-name="P4">Offre cumulable ou non</text:p>
                </text:list-item>
              </text:list>
            </text:list-item>
          </text:list>
        </text:list-item>
      </text:list>
      <text:p text:style-name="P3"/>
      <text:p text:style-name="P3"/>
      <text:list xml:id="list133253994764386" text:continue-numbering="true" text:style-name="L1">
        <text:list-item>
          <text:list>
            <text:list-item>
              <text:p text:style-name="P5">Recherche :</text:p>
              <text:list>
                <text:list-item>
                  <text:p text:style-name="P5">Tri</text:p>
                  <text:list>
                    <text:list-item>
                      <text:p text:style-name="P5">Nouveauté</text:p>
                    </text:list-item>
                    <text:list-item>
                      <text:p text:style-name="P5">Désignation (A-Z)</text:p>
                    </text:list-item>
                    <text:list-item>
                      <text:p text:style-name="P5"><text:soft-page-break/>Désignation (Z-A)</text:p>
                    </text:list-item>
                    <text:list-item>
                      <text:p text:style-name="P5">Prix croissant</text:p>
                    </text:list-item>
                    <text:list-item>
                      <text:p text:style-name="P5">Prix décroissant</text:p>
                    </text:list-item>
                    <text:list-item>
                      <text:p text:style-name="P5">Avis clients</text:p>
                    </text:list-item>
                  </text:list>
                </text:list-item>
                <text:list-item>
                  <text:p text:style-name="P5">Par avis moyen</text:p>
                </text:list-item>
                <text:list-item>
                  <text:p text:style-name="P5">Par prix (mini maxi)</text:p>
                </text:list-item>
                <text:list-item>
                  <text:p text:style-name="P5">nombre de joueurs</text:p>
                </text:list-item>
                <text:list-item>
                  <text:p text:style-name="P5">durée moyenne</text:p>
                </text:list-item>
                <text:list-item>
                  <text:p text:style-name="P5">age minimum</text:p>
                </text:list-item>
                <text:list-item>
                  <text:p text:style-name="P5">difficulté</text:p>
                </text:list-item>
                <text:list-item>
                  <text:p text:style-name="P5">public</text:p>
                </text:list-item>
                <text:list-item>
                  <text:p text:style-name="P5">type de jeu</text:p>
                  <text:p text:style-name="P5"/>
                </text:list-item>
              </text:list>
            </text:list-item>
          </text:list>
        </text:list-item>
      </text:list>
      <text:p text:style-name="P2"/>
      <text:p text:style-name="P2"/>
      <text:list xml:id="list133252605005114" text:continue-numbering="true" text:style-name="L1">
        <text:list-item>
          <text:p text:style-name="P6">Requêtes d’ajout d’informations</text:p>
          <text:p text:style-name="P6"/>
          <text:list>
            <text:list-item>
              <text:p text:style-name="P6"/>
            </text:list-item>
          </text:list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s" svg:font-family="'Times new rom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3:32:22.221158829</meta:creation-date>
    <meta:editing-duration>PT43S</meta:editing-duration>
    <meta:editing-cycles>2</meta:editing-cycles>
    <meta:generator>LibreOffice/6.4.7.2$Linux_X86_64 LibreOffice_project/40$Build-2</meta:generator>
    <dc:date>2022-01-19T13:32:52.402918957</dc:date>
    <meta:document-statistic meta:table-count="0" meta:image-count="0" meta:object-count="0" meta:page-count="2" meta:paragraph-count="55" meta:word-count="162" meta:character-count="806" meta:non-whitespace-character-count="748"/>
  </office:meta>
</office:document-meta>
</file>